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42b626" style:font-weight-asian="bold" style:font-weight-complex="bold"/>
    </style:style>
    <style:style style:name="P2" style:family="paragraph" style:parent-style-name="Heading_20_2">
      <style:text-properties officeooo:rsid="001d4a08" officeooo:paragraph-rsid="0042b626"/>
    </style:style>
    <style:style style:name="P3" style:family="paragraph" style:parent-style-name="Text_20_body">
      <style:text-properties fo:font-weight="bold" officeooo:rsid="004193ec" officeooo:paragraph-rsid="0042b626" style:font-weight-asian="bold" style:font-weight-complex="bold"/>
    </style:style>
    <style:style style:name="P4" style:family="paragraph" style:parent-style-name="Text_20_body">
      <style:text-properties fo:font-weight="normal" officeooo:rsid="004193ec" officeooo:paragraph-rsid="0042b626" style:font-weight-asian="normal" style:font-weight-complex="normal"/>
    </style:style>
    <style:style style:name="P5" style:family="paragraph" style:parent-style-name="Text_20_body">
      <style:text-properties fo:font-weight="normal" officeooo:rsid="003fc73c" officeooo:paragraph-rsid="0042b626" style:font-weight-asian="normal" style:font-weight-complex="normal"/>
    </style:style>
    <style:style style:name="P6" style:family="paragraph" style:parent-style-name="Heading_20_2">
      <style:text-properties officeooo:rsid="00100da8" officeooo:paragraph-rsid="0042b626"/>
    </style:style>
    <style:style style:name="P7" style:family="paragraph" style:parent-style-name="Text_20_body">
      <style:text-properties fo:font-weight="bold" officeooo:rsid="003fc73c" officeooo:paragraph-rsid="0042b62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grammar.c:</text:p>
      <text:p text:style-name="P4">#include &lt;stdio.h&gt;</text:p>
      <text:p text:style-name="P4">#include &lt;stdlib.h&gt;</text:p>
      <text:p text:style-name="P4">#include &lt;string.h&gt;</text:p>
      <text:p text:style-name="P4">#include &lt;stdbool.h&gt;</text:p>
      <text:p text:style-name="P4"/>
      <text:p text:style-name="P4">struct ProductionRule{</text:p>
      <text:p text:style-name="P4"><text:s text:c="4"/>char symbol;</text:p>
      <text:p text:style-name="P4"><text:s text:c="4"/>char expression[20];</text:p>
      <text:p text:style-name="P4">};</text:p>
      <text:p text:style-name="P4"/>
      <text:p text:style-name="P4">struct Grammar{</text:p>
      <text:p text:style-name="P4"><text:s text:c="4"/>char startState;</text:p>
      <text:p text:style-name="P4"><text:s text:c="4"/>char* non_terminals;</text:p>
      <text:p text:style-name="P4"><text:s text:c="4"/>char* terminals;</text:p>
      <text:p text:style-name="P4"><text:s text:c="4"/>struct ProductionRule* rules;</text:p>
      <text:p text:style-name="P4"><text:s text:c="4"/>int production_num;</text:p>
      <text:p text:style-name="P4">};</text:p>
      <text:p text:style-name="P4"/>
      <text:p text:style-name="P4">struct LMDStackNode {</text:p>
      <text:p text:style-name="P4"><text:s text:c="4"/>struct ProductionRule rule;</text:p>
      <text:p text:style-name="P4"><text:s text:c="4"/>struct LMDStackNode* next;</text:p>
      <text:p text:style-name="P4">};</text:p>
      <text:p text:style-name="P4"/>
      <text:p text:style-name="P4">struct LMDStackNode* head = NULL;</text:p>
      <text:p text:style-name="P4"/>
      <text:p text:style-name="P4">void free_grammar(struct Grammar* g){</text:p>
      <text:p text:style-name="P4"><text:s text:c="4"/>if (!g) return;</text:p>
      <text:p text:style-name="P4"><text:soft-page-break/><text:s text:c="4"/>if (g-&gt;non_terminals) free(g-&gt;non_terminals);</text:p>
      <text:p text:style-name="P4"><text:s text:c="4"/>if (g-&gt;terminals) free(g-&gt;terminals);</text:p>
      <text:p text:style-name="P4"><text:s text:c="4"/>if (g-&gt;rules) free(g-&gt;rules);</text:p>
      <text:p text:style-name="P4"><text:s text:c="4"/>free(g);</text:p>
      <text:p text:style-name="P4">}</text:p>
      <text:p text:style-name="P4"/>
      <text:p text:style-name="P4">int find_index(char s[], char c){</text:p>
      <text:p text:style-name="P4"><text:s text:c="4"/>int n = strlen(s);</text:p>
      <text:p text:style-name="P4"><text:s text:c="4"/>for (int i=0;i&lt;n;++i){</text:p>
      <text:p text:style-name="P4"><text:s text:c="8"/>if (s[i]==c){</text:p>
      <text:p text:style-name="P4"><text:s text:c="12"/>return i;</text:p>
      <text:p text:style-name="P4"><text:s text:c="8"/>}</text:p>
      <text:p text:style-name="P4"><text:s text:c="4"/>}</text:p>
      <text:p text:style-name="P4"><text:s text:c="4"/>return -1;</text:p>
      <text:p text:style-name="P4">}</text:p>
      <text:p text:style-name="P4"/>
      <text:p text:style-name="P4">bool str_contains(char str[],char c){</text:p>
      <text:p text:style-name="P4"><text:s text:c="4"/>return find_index(str,c)!=-1;</text:p>
      <text:p text:style-name="P4">}</text:p>
      <text:p text:style-name="P4"/>
      <text:p text:style-name="P4"/>
      <text:p text:style-name="P4">void add_str(char str[], char c){</text:p>
      <text:p text:style-name="P4"><text:s text:c="4"/>int n = strlen(str);</text:p>
      <text:p text:style-name="P4"><text:s text:c="4"/>for (int i=0;i&lt;n;++i){</text:p>
      <text:p text:style-name="P4"><text:s text:c="8"/>if (str[i]==c){</text:p>
      <text:p text:style-name="P4"><text:s text:c="12"/>return ;</text:p>
      <text:p text:style-name="P4"><text:s text:c="8"/>}</text:p>
      <text:p text:style-name="P4"><text:s text:c="4"/>}</text:p>
      <text:p text:style-name="P4"><text:s text:c="4"/>str[n] = c;</text:p>
      <text:p text:style-name="P4"><text:s text:c="4"/>str[n+1] = '\0';</text:p>
      <text:p text:style-name="P4">}</text:p>
      <text:p text:style-name="P4"><text:soft-page-break/></text:p>
      <text:p text:style-name="P4">bool validTerminal(struct Grammar* g, char c){</text:p>
      <text:p text:style-name="P4"><text:s text:c="4"/>return str_contains(g-&gt;terminals,c);</text:p>
      <text:p text:style-name="P4">}</text:p>
      <text:p text:style-name="P4"/>
      <text:p text:style-name="P4">bool validNonTerminal(struct Grammar* g, char c){</text:p>
      <text:p text:style-name="P4"><text:s text:c="4"/>return str_contains(g-&gt;non_terminals,c);</text:p>
      <text:p text:style-name="P4">}</text:p>
      <text:p text:style-name="P4"/>
      <text:p text:style-name="P4">bool validInput(struct Grammar* g, char input[]){</text:p>
      <text:p text:style-name="P4"><text:s text:c="4"/>int n = strlen(input);</text:p>
      <text:p text:style-name="P4"><text:s text:c="4"/>for (int i=0;i&lt;n;++i){</text:p>
      <text:p text:style-name="P4"><text:s text:c="8"/>if (!validTerminal(g,input[i])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/>
      <text:p text:style-name="P4">bool validExpansion(struct Grammar* g, char input[]){</text:p>
      <text:p text:style-name="P4"><text:s text:c="4"/>int n = strlen(input);</text:p>
      <text:p text:style-name="P4"><text:s text:c="4"/>if (n==1 &amp;&amp; input[0]=='e') return true;</text:p>
      <text:p text:style-name="P4"><text:s text:c="4"/>for (int i=0;i&lt;n;++i){</text:p>
      <text:p text:style-name="P4"><text:s text:c="8"/>if (!validTerminal(g,input[i]) &amp;&amp; !validNonTerminal(g,input[i])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/>
      <text:p text:style-name="P4">struct Grammar* read_grammar() {</text:p>
      <text:p text:style-name="P4"><text:soft-page-break/><text:s text:c="4"/>int num_non_terminal, num_terminal, num_production_rule;</text:p>
      <text:p text:style-name="P4"><text:s text:c="4"/>scanf("%d %d %d",&amp;num_non_terminal,&amp;num_terminal,&amp;num_production_rule);</text:p>
      <text:p text:style-name="P4"/>
      <text:p text:style-name="P4"><text:s text:c="4"/>struct Grammar* g = malloc(sizeof(struct Grammar));</text:p>
      <text:p text:style-name="P4"><text:s text:c="4"/>if (!g){</text:p>
      <text:p text:style-name="P4"><text:s text:c="8"/>printf("Coulnd't create grammar\n");</text:p>
      <text:p text:style-name="P4"><text:s text:c="8"/>return NULL;</text:p>
      <text:p text:style-name="P4"><text:s text:c="4"/>}</text:p>
      <text:p text:style-name="P4"><text:s text:c="4"/>scanf(" %c",&amp;g-&gt;startState);</text:p>
      <text:p text:style-name="P4"><text:s text:c="4"/>if (g-&gt;startState==EOF){</text:p>
      <text:p text:style-name="P4"><text:s text:c="8"/>printf("Reached EOF when reading start state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g-&gt;production_num = num_production_rule;</text:p>
      <text:p text:style-name="P4"/>
      <text:p text:style-name="P4"><text:s text:c="4"/>//Read non terminals</text:p>
      <text:p text:style-name="P4"><text:s text:c="4"/>g-&gt;non_terminals = malloc(sizeof(char)*num_non_terminal);</text:p>
      <text:p text:style-name="P4"><text:s text:c="4"/>if (!g-&gt;non_terminals){</text:p>
      <text:p text:style-name="P4"><text:s text:c="8"/>printf("Couldnt' allocate non terminals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for (int i=0;i&lt;num_non_terminal;++i){</text:p>
      <text:p text:style-name="P4"><text:s text:c="8"/>char c;</text:p>
      <text:p text:style-name="P4"><text:s text:c="8"/>scanf(" %c",&amp;c);</text:p>
      <text:p text:style-name="P4"><text:s text:c="8"/>if (c==EOF){</text:p>
      <text:p text:style-name="P4"><text:s text:c="12"/>printf("Reached EOF when reading non terminals\n");</text:p>
      <text:p text:style-name="P4"><text:s text:c="12"/>free_grammar(g);</text:p>
      <text:p text:style-name="P4"><text:s text:c="12"/>return NULL;</text:p>
      <text:p text:style-name="P4"><text:s text:c="8"/>}</text:p>
      <text:p text:style-name="P4"><text:soft-page-break/><text:s text:c="8"/>g-&gt;non_terminals[i] = c;</text:p>
      <text:p text:style-name="P4"><text:s text:c="4"/>}</text:p>
      <text:p text:style-name="P4"><text:s text:c="4"/>g-&gt;non_terminals[num_non_terminal] = '\0';</text:p>
      <text:p text:style-name="P4"/>
      <text:p text:style-name="P4"><text:s text:c="4"/>//Read terminals</text:p>
      <text:p text:style-name="P4"><text:s text:c="4"/>g-&gt;terminals = malloc(sizeof(char)*num_terminal);</text:p>
      <text:p text:style-name="P4"><text:s text:c="4"/>for (int i=0;i&lt;num_terminal;++i){</text:p>
      <text:p text:style-name="P4"><text:s text:c="8"/>char c;</text:p>
      <text:p text:style-name="P4"><text:s text:c="8"/>scanf(" %c",&amp;c);</text:p>
      <text:p text:style-name="P4"><text:s text:c="8"/>if (c==EOF){</text:p>
      <text:p text:style-name="P4"><text:s text:c="12"/>printf("Reached EOF when reading terminals\n");</text:p>
      <text:p text:style-name="P4"><text:s text:c="12"/>free_grammar(g);</text:p>
      <text:p text:style-name="P4"><text:s text:c="12"/>return NULL;</text:p>
      <text:p text:style-name="P4"><text:s text:c="8"/>}</text:p>
      <text:p text:style-name="P4"><text:s text:c="8"/>g-&gt;terminals[i] = c;</text:p>
      <text:p text:style-name="P4"><text:s text:c="4"/>}</text:p>
      <text:p text:style-name="P4"><text:s text:c="4"/>g-&gt;terminals[num_terminal] = '\0';</text:p>
      <text:p text:style-name="P4"/>
      <text:p text:style-name="P4"><text:s text:c="4"/>//Read Production Rules</text:p>
      <text:p text:style-name="P4"><text:s text:c="4"/>g-&gt;rules = malloc(sizeof(struct ProductionRule)*num_production_rule);</text:p>
      <text:p text:style-name="P4"><text:s text:c="4"/>if (!g){</text:p>
      <text:p text:style-name="P4"><text:s text:c="8"/>printf("Error reading production rules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for (int i=0;i&lt;num_production_rule;++i){</text:p>
      <text:p text:style-name="P4"><text:s text:c="8"/>char rule[20];</text:p>
      <text:p text:style-name="P4"><text:s text:c="8"/>scanf("%s",rule);</text:p>
      <text:p text:style-name="P4"><text:s text:c="8"/>sscanf(rule,"%c-&gt;%s",&amp;(g-&gt;rules[i].symbol),&amp;g-&gt;rules[i].expression);</text:p>
      <text:p text:style-name="P4"><text:s text:c="8"/>if (!validNonTerminal(g,g-&gt;rules[i].symbol) || !validExpansion(g,g-&gt;rules[i].expression)){</text:p>
      <text:p text:style-name="P4"><text:soft-page-break/><text:s text:c="12"/>printf("Production rule %s invalid\n",rule);</text:p>
      <text:p text:style-name="P4"><text:s text:c="12"/>if (!validNonTerminal(g,g-&gt;rules[i].symbol)){</text:p>
      <text:p text:style-name="P4"><text:s text:c="16"/>printf("Invalid symbol on LHS\n");</text:p>
      <text:p text:style-name="P4"><text:s text:c="12"/>}</text:p>
      <text:p text:style-name="P4"><text:s text:c="12"/>if (!validExpansion(g,g-&gt;rules[i].expression)){</text:p>
      <text:p text:style-name="P4"><text:s text:c="16"/>printf("Invalid expression on RHS");</text:p>
      <text:p text:style-name="P4"><text:s text:c="12"/>}</text:p>
      <text:p text:style-name="P4"><text:s text:c="12"/>free_grammar(g);</text:p>
      <text:p text:style-name="P4"><text:s text:c="12"/>return NULL;</text:p>
      <text:p text:style-name="P4"><text:s text:c="8"/>}</text:p>
      <text:p text:style-name="P4"><text:s text:c="4"/>}</text:p>
      <text:p text:style-name="P4"/>
      <text:p text:style-name="P4"><text:s text:c="4"/>return g;</text:p>
      <text:p text:style-name="P4">}</text:p>
      <text:p text:style-name="P4"/>
      <text:p text:style-name="P4">void push_derivation(struct ProductionRule r){</text:p>
      <text:p text:style-name="P4"><text:s text:c="4"/>struct LMDStackNode* n = malloc(sizeof(struct LMDStackNode));</text:p>
      <text:p text:style-name="P4"><text:s text:c="4"/>n-&gt;next = head;</text:p>
      <text:p text:style-name="P4"><text:s text:c="4"/>n-&gt;rule = r;</text:p>
      <text:p text:style-name="P4"><text:s text:c="4"/>head = n;</text:p>
      <text:p text:style-name="P4">}</text:p>
      <text:p text:style-name="P4"/>
      <text:p text:style-name="P4">bool empty_derivation(){</text:p>
      <text:p text:style-name="P4"><text:s text:c="4"/>if (head) return false;</text:p>
      <text:p text:style-name="P4"><text:s text:c="4"/>return true;</text:p>
      <text:p text:style-name="P4">}</text:p>
      <text:p text:style-name="P4"/>
      <text:p text:style-name="P4">void pop_derivation(){</text:p>
      <text:p text:style-name="P4"><text:s text:c="4"/>if (!head) return;</text:p>
      <text:p text:style-name="P4"><text:s text:c="4"/>struct LMDStackNode* n = head-&gt;next;</text:p>
      <text:p text:style-name="P4"><text:s text:c="4"/>free(head);</text:p>
      <text:p text:style-name="P4"><text:soft-page-break/><text:s text:c="4"/>head = n;</text:p>
      <text:p text:style-name="P4">}</text:p>
      <text:p text:style-name="P4"/>
      <text:p text:style-name="P4">struct ProductionRule top_derivation(){</text:p>
      <text:p text:style-name="P4"><text:s text:c="4"/>return head-&gt;rule;</text:p>
      <text:p text:style-name="P4">}</text:p>
      <text:p text:style-name="P4"/>
      <text:p text:style-name="P4"/>
      <text:p text:style-name="P4">void print_delete_derivation(){</text:p>
      <text:p text:style-name="P4"><text:s text:c="4"/>if (empty_derivation()) return;</text:p>
      <text:p text:style-name="P4"><text:s text:c="4"/>struct ProductionRule p = top_derivation();</text:p>
      <text:p text:style-name="P4"><text:s text:c="4"/>pop_derivation();</text:p>
      <text:p text:style-name="P4"><text:s text:c="4"/>print_delete_derivation();</text:p>
      <text:p text:style-name="P4"><text:s text:c="4"/>printf("%c-&gt;%s\n",p.symbol,p.expression);</text:p>
      <text:p text:style-name="P4">}</text:p>
      <text:p text:style-name="P3">first_follow.c:</text:p>
      <text:p text:style-name="P5">#include "grammar.c"</text:p>
      <text:p text:style-name="P5"/>
      <text:p text:style-name="P5">int recursiveDescent(struct Grammar* g, char input[],int inputStart, char expanded[], int expandedStart){</text:p>
      <text:p text:style-name="P5"><text:s text:c="4"/>if (expanded[expandedStart]=='\0'){</text:p>
      <text:p text:style-name="P5"><text:s text:c="8"/>return strcmp(input,expanded)==0;</text:p>
      <text:p text:style-name="P5"><text:s text:c="4"/>}</text:p>
      <text:p text:style-name="P5"/>
      <text:p text:style-name="P5"><text:s text:c="4"/>if (input[inputStart]==expanded[expandedStart]){</text:p>
      <text:p text:style-name="P5"><text:s text:c="8"/>return recursiveDescent(g, input, inputStart + 1, expanded, expandedStart + 1);</text:p>
      <text:p text:style-name="P5"><text:s text:c="4"/>}</text:p>
      <text:p text:style-name="P5"><text:s text:c="4"/></text:p>
      <text:p text:style-name="P5"><text:s text:c="4"/>char current = expanded[expandedStart];</text:p>
      <text:p text:style-name="P5"><text:s text:c="4"/>for (int i=0;i&lt;g-&gt;production_num;++i){</text:p>
      <text:p text:style-name="P5"><text:s text:c="8"/>if (current==g-&gt;rules[i].symbol){</text:p>
      <text:p text:style-name="P5"><text:soft-page-break/><text:s text:c="12"/>char expanded_copy[100];</text:p>
      <text:p text:style-name="P5"><text:s text:c="12"/>strcpy(expanded_copy,expanded);</text:p>
      <text:p text:style-name="P5"/>
      <text:p text:style-name="P5"><text:s text:c="12"/>expanded[expandedStart] = '\0';</text:p>
      <text:p text:style-name="P5"><text:s text:c="12"/>if (g-&gt;rules[i].expression[0]!='e' || g-&gt;rules[i].expression[1]!='\0'){</text:p>
      <text:p text:style-name="P5"><text:s text:c="16"/>strcat(expanded,g-&gt;rules[i].expression);</text:p>
      <text:p text:style-name="P5"><text:s text:c="12"/>}</text:p>
      <text:p text:style-name="P5"><text:s text:c="12"/>strcat(expanded,expanded_copy+expandedStart+1);</text:p>
      <text:p text:style-name="P5"><text:s text:c="12"/>push_derivation(g-&gt;rules[i]);</text:p>
      <text:p text:style-name="P5"/>
      <text:p text:style-name="P5"><text:s text:c="12"/>if (recursiveDescent(g,input,inputStart,expanded,expandedStart)) {</text:p>
      <text:p text:style-name="P5"><text:s text:c="16"/>return true;</text:p>
      <text:p text:style-name="P5"><text:s text:c="12"/>}</text:p>
      <text:p text:style-name="P5"/>
      <text:p text:style-name="P5"><text:s text:c="12"/>pop_derivation();</text:p>
      <text:p text:style-name="P5"><text:s text:c="12"/>strcpy(expanded,expanded_copy);</text:p>
      <text:p text:style-name="P5"><text:s text:c="8"/>}</text:p>
      <text:p text:style-name="P5"><text:s text:c="4"/>}</text:p>
      <text:p text:style-name="P5"><text:s text:c="4"/>return false;</text:p>
      <text:p text:style-name="P5">}</text:p>
      <text:p text:style-name="P5"/>
      <text:p text:style-name="P5">bool parse(struct Grammar* g,char input[]){</text:p>
      <text:p text:style-name="P5"><text:s text:c="4"/>char expanded[100];</text:p>
      <text:p text:style-name="P5"><text:s text:c="4"/>expanded[0] = g-&gt;startState;</text:p>
      <text:p text:style-name="P5"><text:s text:c="4"/>expanded[1] = '\0';</text:p>
      <text:p text:style-name="P5"><text:s text:c="4"/>return recursiveDescent(g,input,0,expanded,0);</text:p>
      <text:p text:style-name="P5">}</text:p>
      <text:p text:style-name="P5"/>
      <text:p text:style-name="P5">int main(){</text:p>
      <text:p text:style-name="P5"><text:s text:c="4"/>struct Grammar* g = read_grammar();</text:p>
      <text:p text:style-name="P5"><text:s text:c="4"/>char input[20];</text:p>
      <text:p text:style-name="P5"><text:soft-page-break/><text:s text:c="4"/>scanf("%s",input);</text:p>
      <text:p text:style-name="P5"><text:s text:c="4"/>if (parse(g,input)){</text:p>
      <text:p text:style-name="P5"><text:s text:c="8"/>printf("String accepted\n");</text:p>
      <text:p text:style-name="P5"><text:s text:c="4"/>} else {</text:p>
      <text:p text:style-name="P5"><text:s text:c="8"/>printf("String rejected\n");</text:p>
      <text:p text:style-name="P5"><text:s text:c="4"/>}</text:p>
      <text:p text:style-name="P5"><text:s text:c="4"/>free(g);</text:p>
      <text:p text:style-name="P5"><text:s text:c="4"/>print_delete_derivation();</text:p>
      <text:p text:style-name="P5">}</text:p>
      <text:h text:style-name="P6" text:outline-level="2">OUTPUT:</text:h>
      <text:p text:style-name="P7">input.txt:</text:p>
      <text:p text:style-name="P5">2 2 3</text:p>
      <text:p text:style-name="P5">E</text:p>
      <text:p text:style-name="P5">EZ</text:p>
      <text:p text:style-name="P5">+i</text:p>
      <text:p text:style-name="P5">E-&gt;iZ</text:p>
      <text:p text:style-name="P5">Z-&gt;+iZ</text:p>
      <text:p text:style-name="P5">Z-&gt;e</text:p>
      <text:p text:style-name="P5">i+i+i</text:p>
      <text:p text:style-name="P7">Output:</text:p>
      <text:p text:style-name="P5">String accepted</text:p>
      <text:p text:style-name="P5">E-&gt;iZ</text:p>
      <text:p text:style-name="P5">Z-&gt;+iZ</text:p>
      <text:p text:style-name="P5">Z-&gt;+iZ</text:p>
      <text:p text:style-name="P5">Z-&gt;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9-28T12:45:26.851959152</dc:date>
    <meta:editing-duration>PT6H43M14S</meta:editing-duration>
    <meta:editing-cycles>22</meta:editing-cycles>
    <meta:generator>LibreOffice/25.2.6.2$Linux_X86_64 LibreOffice_project/520$Build-2</meta:generator>
    <meta:print-date>2025-08-16T13:49:58.968410389</meta:print-date>
    <meta:printed-by>PDF files</meta:printed-by>
    <meta:document-statistic meta:table-count="0" meta:image-count="0" meta:object-count="0" meta:page-count="9" meta:paragraph-count="240" meta:word-count="555" meta:character-count="6177" meta:non-whitespace-character-count="4734"/>
  </office:meta>
</office:document-meta>
</file>